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2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10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80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connecteur</text:p>
          </table:table-cell>
          <table:table-cell office:value-type="string">
            <text:p>FPGA </text:p>
          </table:table-cell>
          <table:table-cell office:value-type="string">
            <text:p>xml pin</text:p>
          </table:table-cell>
          <table:table-cell table:number-columns-repeated="2"/>
          <table:table-cell office:value-type="string">
            <text:p>Exemple : <text:s/>FPGAPin_2="PIN_A4"</text:p>
          </table:table-cell>
          <table:table-cell table:number-columns-repeated="2"/>
          <table:table-cell office:value-type="string">
            <text:p>FPGAPin_</text:p>
          </table:table-cell>
          <table:table-cell office:value-type="string">
            <text:p>§</text:p>
          </table:table-cell>
          <table:table-cell office:value-type="string">
            <text:p>$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I$1]&amp;[.C3]&amp;[.J$1]&amp;[.B3]&amp;[.K$1]" office:value-type="string" office:string-value="FPGAPin_0§A4$">
            <text:p>FPGAPin_0§A4$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4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I$1]&amp;[.C4]&amp;[.J$1]&amp;[.B4]&amp;[.K$1]" office:value-type="string" office:string-value="FPGAPin_1§B4$">
            <text:p>FPGAPin_1§B4$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5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I$1]&amp;[.C5]&amp;[.J$1]&amp;[.B5]&amp;[.K$1]" office:value-type="string" office:string-value="FPGAPin_2§A5$">
            <text:p>FPGAPin_2§A5$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5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I$1]&amp;[.C6]&amp;[.J$1]&amp;[.B6]&amp;[.K$1]" office:value-type="string" office:string-value="FPGAPin_3§B5$">
            <text:p>FPGAPin_3§B5$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I$1]&amp;[.C7]&amp;[.J$1]&amp;[.B7]&amp;[.K$1]" office:value-type="string" office:string-value="FPGAPin_4§A6$">
            <text:p>FPGAPin_4§A6$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6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I$1]&amp;[.C8]&amp;[.J$1]&amp;[.B8]&amp;[.K$1]" office:value-type="string" office:string-value="FPGAPin_5§B6$">
            <text:p>FPGAPin_5§B6$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7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I$1]&amp;[.C9]&amp;[.J$1]&amp;[.B9]&amp;[.K$1]" office:value-type="string" office:string-value="FPGAPin_6§C7$">
            <text:p>FPGAPin_6§C7$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8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I$1]&amp;[.C10]&amp;[.J$1]&amp;[.B10]&amp;[.K$1]" office:value-type="string" office:string-value="FPGAPin_7§A8$">
            <text:p>FPGAPin_7§A8$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9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I$1]&amp;[.C11]&amp;[.J$1]&amp;[.B11]&amp;[.K$1]" office:value-type="string" office:string-value="FPGAPin_8§A9$">
            <text:p>FPGAPin_8§A9$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9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I$1]&amp;[.C12]&amp;[.J$1]&amp;[.B12]&amp;[.K$1]" office:value-type="string" office:string-value="FPGAPin_9§B9$">
            <text:p>FPGAPin_9§B9$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10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I$1]&amp;[.C13]&amp;[.J$1]&amp;[.B13]&amp;[.K$1]" office:value-type="string" office:string-value="FPGAPin_10§B10$">
            <text:p>FPGAPin_10§B10$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I$1]&amp;[.C14]&amp;[.J$1]&amp;[.B14]&amp;[.K$1]" office:value-type="string" office:string-value="FPGAPin_11§C10$">
            <text:p>FPGAPin_11§C10$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I$1]&amp;[.C15]&amp;[.J$1]&amp;[.B15]&amp;[.K$1]" office:value-type="string" office:string-value="FPGAPin_12§C11$">
            <text:p>FPGAPin_12§C11$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11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I$1]&amp;[.C16]&amp;[.J$1]&amp;[.B16]&amp;[.K$1]" office:value-type="string" office:string-value="FPGAPin_13§D11$">
            <text:p>FPGAPin_13§D11$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I$1]&amp;[.C17]&amp;[.J$1]&amp;[.B17]&amp;[.K$1]" office:value-type="string" office:string-value="FPGAPin_14§C12$">
            <text:p>FPGAPin_14§C12$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12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I$1]&amp;[.C18]&amp;[.J$1]&amp;[.B18]&amp;[.K$1]" office:value-type="string" office:string-value="FPGAPin_15§D12$">
            <text:p>FPGAPin_15§D12$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13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I$1]&amp;[.C19]&amp;[.J$1]&amp;[.B19]&amp;[.K$1]" office:value-type="string" office:string-value="FPGAPin_16§C13$">
            <text:p>FPGAPin_16§C13$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14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I$1]&amp;[.C20]&amp;[.J$1]&amp;[.B20]&amp;[.K$1]" office:value-type="string" office:string-value="FPGAPin_17§B14$">
            <text:p>FPGAPin_17§B14$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15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I$1]&amp;[.C21]&amp;[.J$1]&amp;[.B21]&amp;[.K$1]" office:value-type="string" office:string-value="FPGAPin_18§C15$">
            <text:p>FPGAPin_18§C15$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16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I$1]&amp;[.C22]&amp;[.J$1]&amp;[.B22]&amp;[.K$1]" office:value-type="string" office:string-value="FPGAPin_19§B16$">
            <text:p>FPGAPin_19§B16$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14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I$1]&amp;[.C23]&amp;[.J$1]&amp;[.B23]&amp;[.K$1]" office:value-type="string" office:string-value="FPGAPin_20§D14$">
            <text:p>FPGAPin_20§D14$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13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I$1]&amp;[.C24]&amp;[.J$1]&amp;[.B24]&amp;[.K$1]" office:value-type="string" office:string-value="FPGAPin_21§D13$">
            <text:p>FPGAPin_21§D13$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E14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I$1]&amp;[.C25]&amp;[.J$1]&amp;[.B25]&amp;[.K$1]" office:value-type="string" office:string-value="FPGAPin_22§E14$">
            <text:p>FPGAPin_22§E14$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E13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I$1]&amp;[.C26]&amp;[.J$1]&amp;[.B26]&amp;[.K$1]" office:value-type="string" office:string-value="FPGAPin_23§E13$">
            <text:p>FPGAPin_23§E13$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F14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I$1]&amp;[.C27]&amp;[.J$1]&amp;[.B27]&amp;[.K$1]" office:value-type="string" office:string-value="FPGAPin_24§F14$">
            <text:p>FPGAPin_24§F14$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F13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I$1]&amp;[.C28]&amp;[.J$1]&amp;[.B28]&amp;[.K$1]" office:value-type="string" office:string-value="FPGAPin_25§F13$">
            <text:p>FPGAPin_25§F13$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G14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I$1]&amp;[.C29]&amp;[.J$1]&amp;[.B29]&amp;[.K$1]" office:value-type="string" office:string-value="FPGAPin_26§G14$">
            <text:p>FPGAPin_26§G14$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H16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I$1]&amp;[.C30]&amp;[.J$1]&amp;[.B30]&amp;[.K$1]" office:value-type="string" office:string-value="FPGAPin_27§H16$">
            <text:p>FPGAPin_27§H16$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H12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I$1]&amp;[.C31]&amp;[.J$1]&amp;[.B31]&amp;[.K$1]" office:value-type="string" office:string-value="FPGAPin_28§H12$">
            <text:p>FPGAPin_28§H12$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J16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I$1]&amp;[.C32]&amp;[.J$1]&amp;[.B32]&amp;[.K$1]" office:value-type="string" office:string-value="FPGAPin_29§J16$">
            <text:p>FPGAPin_29§J16$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J12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I$1]&amp;[.C33]&amp;[.J$1]&amp;[.B33]&amp;[.K$1]" office:value-type="string" office:string-value="FPGAPin_30§J12$">
            <text:p>FPGAPin_30§J12$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K16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I$1]&amp;[.C34]&amp;[.J$1]&amp;[.B34]&amp;[.K$1]" office:value-type="string" office:string-value="FPGAPin_31§K16$">
            <text:p>FPGAPin_31§K16$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L16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I$1]&amp;[.C35]&amp;[.J$1]&amp;[.B35]&amp;[.K$1]" office:value-type="string" office:string-value="FPGAPin_32§L16$">
            <text:p>FPGAPin_32§L16$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L15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I$1]&amp;[.C36]&amp;[.J$1]&amp;[.B36]&amp;[.K$1]" office:value-type="string" office:string-value="FPGAPin_33§L15$">
            <text:p>FPGAPin_33§L15$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16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[.I$1]&amp;[.C37]&amp;[.J$1]&amp;[.B37]&amp;[.K$1]" office:value-type="string" office:string-value="FPGAPin_34§M16$">
            <text:p>FPGAPin_34§M16$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M15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I$1]&amp;[.C38]&amp;[.J$1]&amp;[.B38]&amp;[.K$1]" office:value-type="string" office:string-value="FPGAPin_35§M15$">
            <text:p>FPGAPin_35§M15$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N16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I$1]&amp;[.C39]&amp;[.J$1]&amp;[.B39]&amp;[.K$1]" office:value-type="string" office:string-value="FPGAPin_36§N16$">
            <text:p>FPGAPin_36§N16$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N15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I$1]&amp;[.C40]&amp;[.J$1]&amp;[.B40]&amp;[.K$1]" office:value-type="string" office:string-value="FPGAPin_37§N15$">
            <text:p>FPGAPin_37§N15$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N13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I$1]&amp;[.C41]&amp;[.J$1]&amp;[.B41]&amp;[.K$1]" office:value-type="string" office:string-value="FPGAPin_38§N13$">
            <text:p>FPGAPin_38§N13$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2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I$1]&amp;[.C42]&amp;[.J$1]&amp;[.B42]&amp;[.K$1]" office:value-type="string" office:string-value="FPGAPin_39§A2$">
            <text:p>FPGAPin_39§A2$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B3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I$1]&amp;[.C43]&amp;[.J$1]&amp;[.B43]&amp;[.K$1]" office:value-type="string" office:string-value="FPGAPin_40§B3$">
            <text:p>FPGAPin_40§B3$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4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I$1]&amp;[.C44]&amp;[.J$1]&amp;[.B44]&amp;[.K$1]" office:value-type="string" office:string-value="FPGAPin_41§C4$">
            <text:p>FPGAPin_41§C4$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D4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I$1]&amp;[.C45]&amp;[.J$1]&amp;[.B45]&amp;[.K$1]" office:value-type="string" office:string-value="FPGAPin_42§D4$">
            <text:p>FPGAPin_42§D4$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5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I$1]&amp;[.C46]&amp;[.J$1]&amp;[.B46]&amp;[.K$1]" office:value-type="string" office:string-value="FPGAPin_43§C5$">
            <text:p>FPGAPin_43§C5$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D5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I$1]&amp;[.C47]&amp;[.J$1]&amp;[.B47]&amp;[.K$1]" office:value-type="string" office:string-value="FPGAPin_44§D5$">
            <text:p>FPGAPin_44§D5$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6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I$1]&amp;[.C48]&amp;[.J$1]&amp;[.B48]&amp;[.K$1]" office:value-type="string" office:string-value="FPGAPin_45§C6$">
            <text:p>FPGAPin_45§C6$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7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I$1]&amp;[.C49]&amp;[.J$1]&amp;[.B49]&amp;[.K$1]" office:value-type="string" office:string-value="FPGAPin_46§A7$">
            <text:p>FPGAPin_46§A7$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B8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I$1]&amp;[.C50]&amp;[.J$1]&amp;[.B50]&amp;[.K$1]" office:value-type="string" office:string-value="FPGAPin_47§B8$">
            <text:p>FPGAPin_47§B8$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8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I$1]&amp;[.C51]&amp;[.J$1]&amp;[.B51]&amp;[.K$1]" office:value-type="string" office:string-value="FPGAPin_48§C8$">
            <text:p>FPGAPin_48§C8$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9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I$1]&amp;[.C52]&amp;[.J$1]&amp;[.B52]&amp;[.K$1]" office:value-type="string" office:string-value="FPGAPin_49§C9$">
            <text:p>FPGAPin_49§C9$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10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I$1]&amp;[.C53]&amp;[.J$1]&amp;[.B53]&amp;[.K$1]" office:value-type="string" office:string-value="FPGAPin_50§A10$">
            <text:p>FPGAPin_50§A10$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A11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[.I$1]&amp;[.C54]&amp;[.J$1]&amp;[.B54]&amp;[.K$1]" office:value-type="string" office:string-value="FPGAPin_51§A11$">
            <text:p>FPGAPin_51§A11$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B11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I$1]&amp;[.C55]&amp;[.J$1]&amp;[.B55]&amp;[.K$1]" office:value-type="string" office:string-value="FPGAPin_52§B11$">
            <text:p>FPGAPin_52§B11$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A12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I$1]&amp;[.C56]&amp;[.J$1]&amp;[.B56]&amp;[.K$1]" office:value-type="string" office:string-value="FPGAPin_53§A12$">
            <text:p>FPGAPin_53§A12$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B12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I$1]&amp;[.C57]&amp;[.J$1]&amp;[.B57]&amp;[.K$1]" office:value-type="string" office:string-value="FPGAPin_54§B12$">
            <text:p>FPGAPin_54§B12$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13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I$1]&amp;[.C58]&amp;[.J$1]&amp;[.B58]&amp;[.K$1]" office:value-type="string" office:string-value="FPGAPin_55§A13$">
            <text:p>FPGAPin_55§A13$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B13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[.I$1]&amp;[.C59]&amp;[.J$1]&amp;[.B59]&amp;[.K$1]" office:value-type="string" office:string-value="FPGAPin_56§B13$">
            <text:p>FPGAPin_56§B13$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C14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I$1]&amp;[.C60]&amp;[.J$1]&amp;[.B60]&amp;[.K$1]" office:value-type="string" office:string-value="FPGAPin_57§C14$">
            <text:p>FPGAPin_57§C14$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15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I$1]&amp;[.C61]&amp;[.J$1]&amp;[.B61]&amp;[.K$1]" office:value-type="string" office:string-value="FPGAPin_58§A15$">
            <text:p>FPGAPin_58§A15$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D16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I$1]&amp;[.C62]&amp;[.J$1]&amp;[.B62]&amp;[.K$1]" office:value-type="string" office:string-value="FPGAPin_59§D16$">
            <text:p>FPGAPin_59§D16$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D15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I$1]&amp;[.C63]&amp;[.J$1]&amp;[.B63]&amp;[.K$1]" office:value-type="string" office:string-value="FPGAPin_60§D15$">
            <text:p>FPGAPin_60§D15$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E16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I$1]&amp;[.C64]&amp;[.J$1]&amp;[.B64]&amp;[.K$1]" office:value-type="string" office:string-value="FPGAPin_61§E16$">
            <text:p>FPGAPin_61§E16$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E15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[.I$1]&amp;[.C65]&amp;[.J$1]&amp;[.B65]&amp;[.K$1]" office:value-type="string" office:string-value="FPGAPin_62§E15$">
            <text:p>FPGAPin_62§E15$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F16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I$1]&amp;[.C66]&amp;[.J$1]&amp;[.B66]&amp;[.K$1]" office:value-type="string" office:string-value="FPGAPin_63§F16$">
            <text:p>FPGAPin_63§F16$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F15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I$1]&amp;[.C67]&amp;[.J$1]&amp;[.B67]&amp;[.K$1]" office:value-type="string" office:string-value="FPGAPin_64§F15$">
            <text:p>FPGAPin_64§F15$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G16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I$1]&amp;[.C68]&amp;[.J$1]&amp;[.B68]&amp;[.K$1]" office:value-type="string" office:string-value="FPGAPin_65§G16$">
            <text:p>FPGAPin_65§G16$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G15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I$1]&amp;[.C69]&amp;[.J$1]&amp;[.B69]&amp;[.K$1]" office:value-type="string" office:string-value="FPGAPin_66§G15$">
            <text:p>FPGAPin_66§G15$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H15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I$1]&amp;[.C70]&amp;[.J$1]&amp;[.B70]&amp;[.K$1]" office:value-type="string" office:string-value="FPGAPin_67§H15$">
            <text:p>FPGAPin_67§H15$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H14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I$1]&amp;[.C71]&amp;[.J$1]&amp;[.B71]&amp;[.K$1]" office:value-type="string" office:string-value="FPGAPin_68§H14$">
            <text:p>FPGAPin_68§H14$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J15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I$1]&amp;[.C72]&amp;[.J$1]&amp;[.B72]&amp;[.K$1]" office:value-type="string" office:string-value="FPGAPin_69§J15$">
            <text:p>FPGAPin_69§J15$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J14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[.I$1]&amp;[.C73]&amp;[.J$1]&amp;[.B73]&amp;[.K$1]" office:value-type="string" office:string-value="FPGAPin_70§J14$">
            <text:p>FPGAPin_70§J14$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K15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I$1]&amp;[.C74]&amp;[.J$1]&amp;[.B74]&amp;[.K$1]" office:value-type="string" office:string-value="FPGAPin_71§K15$">
            <text:p>FPGAPin_71§K15$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K14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I$1]&amp;[.C75]&amp;[.J$1]&amp;[.B75]&amp;[.K$1]" office:value-type="string" office:string-value="FPGAPin_72§K14$">
            <text:p>FPGAPin_72§K14$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L14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I$1]&amp;[.C76]&amp;[.J$1]&amp;[.B76]&amp;[.K$1]" office:value-type="string" office:string-value="FPGAPin_73§L14$">
            <text:p>FPGAPin_73§L14$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L13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[.I$1]&amp;[.C77]&amp;[.J$1]&amp;[.B77]&amp;[.K$1]" office:value-type="string" office:string-value="FPGAPin_74§L13$">
            <text:p>FPGAPin_74§L13$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M14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I$1]&amp;[.C78]&amp;[.J$1]&amp;[.B78]&amp;[.K$1]" office:value-type="string" office:string-value="FPGAPin_75§M14$">
            <text:p>FPGAPin_75§M14$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M13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I$1]&amp;[.C79]&amp;[.J$1]&amp;[.B79]&amp;[.K$1]" office:value-type="string" office:string-value="FPGAPin_76§M13$">
            <text:p>FPGAPin_76§M13$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N14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I$1]&amp;[.C80]&amp;[.J$1]&amp;[.B80]&amp;[.K$1]" office:value-type="string" office:string-value="FPGAPin_77§N14$">
            <text:p>FPGAPin_77§N14$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 table:number-rows-repeated="104849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zz" table:style-name="ta1">
        <table:table-column table:style-name="co3" table:number-columns-repeated="2" table:default-cell-style-name="Default"/>
        <table:table-row table:style-name="ro1">
          <table:table-cell table:style-name="ce1" office:value-type="string">
            <text:p>fpga pin</text:p>
          </table:table-cell>
          <table:table-cell table:style-name="ce1" office:value-type="string">
            <text:p>mezz2</text:p>
          </table:table-cell>
        </table:table-row>
        <table:table-row table:style-name="ro1">
          <table:table-cell office:value-type="string">
            <text:p>PIN_P6</text:p>
          </table:table-cell>
          <table:table-cell office:value-type="string">
            <text:p>[11]</text:p>
          </table:table-cell>
        </table:table-row>
        <table:table-row table:style-name="ro1">
          <table:table-cell office:value-type="string">
            <text:p>PIN_T2</text:p>
          </table:table-cell>
          <table:table-cell office:value-type="string">
            <text:p>[12]</text:p>
          </table:table-cell>
        </table:table-row>
        <table:table-row table:style-name="ro1">
          <table:table-cell office:value-type="string">
            <text:p>PIN_T5</text:p>
          </table:table-cell>
          <table:table-cell office:value-type="string">
            <text:p>[13]</text:p>
          </table:table-cell>
        </table:table-row>
        <table:table-row table:style-name="ro1">
          <table:table-cell office:value-type="string">
            <text:p>PIN_R3</text:p>
          </table:table-cell>
          <table:table-cell office:value-type="string">
            <text:p>[14]</text:p>
          </table:table-cell>
        </table:table-row>
        <table:table-row table:style-name="ro1">
          <table:table-cell office:value-type="string">
            <text:p>PIN_R5</text:p>
          </table:table-cell>
          <table:table-cell office:value-type="string">
            <text:p>[15]</text:p>
          </table:table-cell>
        </table:table-row>
        <table:table-row table:style-name="ro1">
          <table:table-cell office:value-type="string">
            <text:p>PIN_P4</text:p>
          </table:table-cell>
          <table:table-cell office:value-type="string">
            <text:p>[16]</text:p>
          </table:table-cell>
        </table:table-row>
        <table:table-row table:style-name="ro1">
          <table:table-cell office:value-type="string">
            <text:p>PIN_P5</text:p>
          </table:table-cell>
          <table:table-cell office:value-type="string">
            <text:p>[17]</text:p>
          </table:table-cell>
        </table:table-row>
        <table:table-row table:style-name="ro1">
          <table:table-cell office:value-type="string">
            <text:p>PIN_R4</text:p>
          </table:table-cell>
          <table:table-cell office:value-type="string">
            <text:p>[18]</text:p>
          </table:table-cell>
        </table:table-row>
        <table:table-row table:style-name="ro1">
          <table:table-cell office:value-type="string">
            <text:p>PIN_N5</text:p>
          </table:table-cell>
          <table:table-cell office:value-type="string">
            <text:p>[19]</text:p>
          </table:table-cell>
        </table:table-row>
        <table:table-row table:style-name="ro1">
          <table:table-cell office:value-type="string">
            <text:p>PIN_T4</text:p>
          </table:table-cell>
          <table:table-cell office:value-type="string">
            <text:p>[20]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>
            <text:p>fpga pin</text:p>
          </table:table-cell>
          <table:table-cell table:style-name="ce1" office:value-type="string">
            <text:p>mezz1</text:p>
          </table:table-cell>
        </table:table-row>
        <table:table-row table:style-name="ro1">
          <table:table-cell office:value-type="string">
            <text:p>PIN_P15</text:p>
          </table:table-cell>
          <table:table-cell office:value-type="string">
            <text:p>[5]</text:p>
          </table:table-cell>
        </table:table-row>
        <table:table-row table:style-name="ro1">
          <table:table-cell office:value-type="string">
            <text:p>PIN_T13</text:p>
          </table:table-cell>
          <table:table-cell office:value-type="string">
            <text:p>[6]</text:p>
          </table:table-cell>
        </table:table-row>
        <table:table-row table:style-name="ro1">
          <table:table-cell office:value-type="string">
            <text:p>PIN_R16</text:p>
          </table:table-cell>
          <table:table-cell office:value-type="string">
            <text:p>[7]</text:p>
          </table:table-cell>
        </table:table-row>
        <table:table-row table:style-name="ro1">
          <table:table-cell office:value-type="string">
            <text:p>PIN_P14</text:p>
          </table:table-cell>
          <table:table-cell office:value-type="string">
            <text:p>[8]</text:p>
          </table:table-cell>
        </table:table-row>
        <table:table-row table:style-name="ro1">
          <table:table-cell office:value-type="string">
            <text:p>PIN_T15</text:p>
          </table:table-cell>
          <table:table-cell office:value-type="string">
            <text:p>[9]</text:p>
          </table:table-cell>
        </table:table-row>
        <table:table-row table:style-name="ro1">
          <table:table-cell office:value-type="string">
            <text:p>PIN_R14</text:p>
          </table:table-cell>
          <table:table-cell office:value-type="string">
            <text:p>[10]</text:p>
          </table:table-cell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25P" table:style-name="ta1">
        <table:table-column table:style-name="co3" table:number-columns-repeated="2" table:default-cell-style-name="Default"/>
        <table:table-row table:style-name="ro1">
          <table:table-cell office:value-type="string">
            <text:p>subd 25 pin</text:p>
          </table:table-cell>
          <table:table-cell office:value-type="string">
            <text:p>fpga p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N_R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IN_T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IN_P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IN_T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IN_P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IN_R1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IN_T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IN_P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IN_T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IN_P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IN_T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IN_P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IN_R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IN_P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IN_R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IN_N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IN_R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IN_T1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IN_P1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IN_R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IN_J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IN_R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IN_B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IN_R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IN_T6</text:p>
          </table:table-cell>
        </table:table-row>
        <table:table-row table:style-name="ro1" table:number-rows-repeated="104854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80P.D3:80P.D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.00.0000</text:date>, <text:time style:data-style-name="N2" text:time-value="0000-00-00T09:50: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rieg </meta:initial-creator>
    <meta:creation-date>2014-03-06T13:52:24</meta:creation-date>
    <dc:date>2014-04-25T10:30:56</dc:date>
    <dc:creator>skrieg </dc:creator>
    <meta:editing-duration>PT2H48M37S</meta:editing-duration>
    <meta:editing-cycles>10</meta:editing-cycles>
    <meta:generator>LibreOffice/4.0.2.2$Linux_x86 LibreOffice_project/400m0$Build-2</meta:generator>
    <meta:document-statistic meta:table-count="3" meta:cell-count="411" meta:object-count="0"/>
  </office:meta>
</office:document-meta>
</file>